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520000000CCF461BF63EE7B0ED3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4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draw:auto-grow-height="true" fo:min-height="2.862cm"/>
    </style:style>
    <style:style style:name="pr6" style:family="presentation" style:parent-style-name="BrightBlue-title">
      <style:graphic-properties draw:auto-grow-height="true" fo:min-height="2.813cm"/>
    </style:style>
    <style:style style:name="pr7" style:family="presentation" style:parent-style-name="BrightBlue-title">
      <style:graphic-properties fo:min-height="2.813cm"/>
    </style:style>
    <style:style style:name="pr8" style:family="presentation" style:parent-style-name="BrightBlue-title">
      <style:graphic-properties fo:min-height="2.6cm"/>
    </style:style>
    <style:style style:name="pr9" style:family="presentation" style:parent-style-name="BrightBlue-outline1">
      <style:graphic-properties fo:min-height="4.106cm"/>
    </style:style>
    <style:style style:name="pr10" style:family="presentation" style:parent-style-name="BrightBlue-subtitle">
      <style:graphic-properties draw:fill-color="#ffffff" draw:auto-grow-height="true" fo:min-height="9.134cm"/>
    </style:style>
    <style:style style:name="pr11" style:family="presentation" style:parent-style-name="BrightBlue-subtitle">
      <style:graphic-properties draw:fill-color="#ffffff" fo:min-height="9.13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ISC-V Gary Explains youtube</text:p>
          </draw:text-box>
        </draw:frame>
        <draw:frame presentation:style-name="pr2" draw:layer="layout" svg:width="25.2cm" svg:height="9.134cm" svg:x="1.4cm" svg:y="3.8cm" presentation:class="outline">
          <draw:text-box>
            <text:p><text:span text:style-name="T1">ISC-V Is it Open Source Hardware?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RISC-V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RISC-V is a free and open ISA</text:p>
              </text:list-item>
              <text:list-item>
                <text:p>Seven Board of Directors</text:p>
                <text:list>
                  <text:list-item>
                    <text:p>Google</text:p>
                  </text:list-item>
                  <text:list-item>
                    <text:p>Microsemi</text:p>
                  </text:list-item>
                  <text:list-item>
                    <text:p>NVIDIA</text:p>
                  </text:list-item>
                  <text:list-item>
                    <text:p>NXP</text:p>
                  </text:list-item>
                  <text:list-item>
                    <text:p>Berkeley</text:p>
                  </text:list-item>
                  <text:list-item>
                    <text:p>Western Digi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re have been many ISA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6502 8bit</text:p>
              </text:list-item>
              <text:list-item>
                <text:p>Z80 8bit</text:p>
              </text:list-item>
              <text:list-item>
                <text:p>68000 32bit</text:p>
              </text:list-item>
              <text:list-item>
                <text:p>X86 32bit &amp; 64bit</text:p>
              </text:list-item>
              <text:list-item>
                <text:p>Alpha 64bit</text:p>
              </text:list-item>
              <text:list-item>
                <text:p>MIPS</text:p>
              </text:list-item>
              <text:list-item>
                <text:p>Power 32bit &amp; 64bit</text:p>
              </text:list-item>
              <text:list-item>
                <text:p>SPARC 32bit &amp;64bit</text:p>
              </text:list-item>
              <text:list-item>
                <text:p>VAX 32bit</text:p>
              </text:list-item>
              <text:list-item>
                <text:p>ARM 32bit <text:s/>64b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5" draw:layer="layout" svg:width="19.5cm" svg:height="2.862cm" svg:x="1.4cm" svg:y="0.469cm" presentation:class="title" presentation:user-transformed="true">
          <draw:text-box>
            <text:p>But RISC-V is the 1<text:span text:style-name="T2">st</text:span> open source ISA, no?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SPARC</text:p>
              </text:list-item>
              <text:list-item>
                <text:p>MIPS</text:p>
              </text:list-item>
              <text:list-item>
                <text:p>J2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s it open source hardware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Is it required to release it source code for RISC-V core?</text:p>
              </text:list-item>
              <text:list-item>
                <text:p>No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It isn’t necssarily open source hardware!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SiFive </text:p>
              </text:list-item>
              <text:list-item>
                <text:p>Andes Technolog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7" draw:layer="layout" svg:width="19.5cm" svg:height="2.813cm" svg:x="1.4cm" svg:y="0.494cm" presentation:class="title" presentation:user-transformed="true">
          <draw:text-box>
            <text:p>You still don’t know what is on the chip!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Backdoors</text:p>
              </text:list-item>
              <text:list-item>
                <text:p>Even if the company releases the source you don’t what is production vers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ISC-V Gary Explains youtube</text:p>
          </draw:text-box>
        </draw:frame>
        <draw:frame presentation:style-name="pr2" draw:layer="layout" svg:width="25.2cm" svg:height="9.134cm" svg:x="1.4cm" svg:y="3.8cm" presentation:class="outline">
          <draw:text-box>
            <text:p>Stages to Designing a processor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6" draw:layer="layout" svg:width="19.5cm" svg:height="2.813cm" svg:x="1.4cm" svg:y="0.494cm" presentation:class="title">
          <draw:text-box>
            <text:p>https://www.youtube.com/watch?v=azMJuQWF6so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ISA</text:p>
              </text:list-item>
              <text:list-item>
                <text:p>Microarchiecture</text:p>
              </text:list-item>
              <text:list-item>
                <text:p>Plumbing</text:p>
              </text:list-item>
              <text:list-item>
                <text:p>Manufacturing</text:p>
              </text:list-item>
              <text:list-item>
                <text:p>Softwa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33">
        <office:forms form:automatic-focus="false" form:apply-design-mode="false"/>
        <draw:frame presentation:style-name="pr8" draw:layer="layout" svg:width="19.5cm" svg:height="2.6cm" svg:x="1.4cm" svg:y="0.6cm" presentation:class="title">
          <draw:text-box>
            <text:p>Microarchitecture</text:p>
          </draw:text-box>
        </draw:frame>
        <draw:frame presentation:style-name="pr9" draw:layer="layout" svg:width="8.114cm" svg:height="4.356cm" svg:x="1.4cm" svg:y="3.8cm" presentation:class="outline">
          <draw:text-box>
            <text:list text:style-name="L2">
              <text:list-item>
                <text:p>Intel</text:p>
              </text:list-item>
            </text:list>
          </draw:text-box>
        </draw:frame>
        <draw:frame presentation:style-name="pr9" draw:layer="layout" svg:width="8.114cm" svg:height="4.356cm" svg:x="9.921cm" svg:y="3.8cm" presentation:class="outline">
          <draw:text-box>
            <text:list text:style-name="L2">
              <text:list-item>
                <text:p>AMD</text:p>
              </text:list-item>
            </text:list>
          </draw:text-box>
        </draw:frame>
        <draw:frame presentation:style-name="pr9" draw:layer="layout" svg:width="8.114cm" svg:height="4.356cm" svg:x="18.442cm" svg:y="3.8cm" presentation:class="outline">
          <draw:text-box>
            <text:list text:style-name="L2">
              <text:list-item>
                <text:p>ARM</text:p>
              </text:list-item>
            </text:list>
          </draw:text-box>
        </draw:frame>
        <draw:frame presentation:style-name="pr9" draw:layer="layout" svg:width="8.114cm" svg:height="4.356cm" svg:x="1.4cm" svg:y="8.571cm" presentation:class="outline">
          <draw:text-box>
            <text:list text:style-name="L2">
              <text:list-item>
                <text:p>Skylake6th gen3/5/7</text:p>
              </text:list-item>
              <text:list-item>
                <text:p>Kaby Lake 7<text:span text:style-name="T2">th</text:span></text:p>
              </text:list-item>
              <text:list-item>
                <text:p><text:span text:style-name="T2">Coffee Lake 8th</text:span></text:p>
              </text:list-item>
              <text:list-item>
                <text:p><text:span text:style-name="T2">Cascade Lake Xeon</text:span></text:p>
              </text:list-item>
            </text:list>
          </draw:text-box>
        </draw:frame>
        <draw:frame presentation:style-name="pr9" draw:layer="layout" svg:width="8.114cm" svg:height="4.356cm" svg:x="9.921cm" svg:y="8.571cm" presentation:class="outline" presentation:user-transformed="true">
          <draw:text-box>
            <text:list text:style-name="L2">
              <text:list-item>
                <text:p>K8 Athlon 64</text:p>
              </text:list-item>
              <text:list-item>
                <text:p>Bullizer</text:p>
              </text:list-item>
              <text:list-item>
                <text:p>Zen Ryzen</text:p>
              </text:list-item>
              <text:list-item>
                <text:p>Zen 2 Ryzen + EPYC</text:p>
              </text:list-item>
              <text:list-item>
                <text:p/>
              </text:list-item>
            </text:list>
          </draw:text-box>
        </draw:frame>
        <draw:frame presentation:style-name="pr9" draw:layer="layout" svg:width="8.114cm" svg:height="4.356cm" svg:x="18.442cm" svg:y="8.571cm" presentation:class="outline" presentation:user-transformed="true">
          <draw:text-box>
            <text:list text:style-name="L2">
              <text:list-item>
                <text:p>A53</text:p>
              </text:list-item>
              <text:list-item>
                <text:p>A73</text:p>
              </text:list-item>
              <text:list-item>
                <text:p>A76</text:p>
              </text:list-item>
              <text:list-item>
                <text:p>A77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8" draw:layer="layout" svg:width="19.5cm" svg:height="2.6cm" svg:x="1.4cm" svg:y="0.6cm" presentation:class="title">
          <draw:text-box>
            <text:p>Plumbing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Interconnects</text:p>
              </text:list-item>
              <text:list-item>
                <text:p>Buses</text:p>
              </text:list-item>
              <text:list-item>
                <text:p>Memory controllers</text:p>
              </text:list-item>
              <text:list-item>
                <text:p>Caching controllers</text:p>
              </text:list-item>
              <text:list-item>
                <text:p>GPU</text:p>
              </text:list-item>
              <text:list-item>
                <text:p>DSP</text:p>
              </text:list-item>
              <text:list-item>
                <text:p>Media encode/decode</text:p>
              </text:list-item>
              <text:list-item>
                <text:p>More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0.124cm" svg:height="0.962cm" svg:x="7.62cm" svg:y="14.224cm">
          <draw:text-box>
            <text:p>None of this is covered by RISC-V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tension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SIMD &amp; DSP</text:p>
              </text:list-item>
              <text:list-item>
                <text:p>Virtualization</text:p>
              </text:list-item>
              <text:list-item>
                <text:p>Cryptograph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oftware</text:p>
          </draw:text-box>
        </draw:frame>
        <draw:frame presentation:style-name="pr10" draw:text-style-name="P5" draw:layer="layout" svg:width="25.2cm" svg:height="9.134cm" svg:x="1.4cm" svg:y="3.8cm" presentation:class="subtitle">
          <draw:text-box>
            <text:list text:style-name="L1">
              <text:list-item>
                <text:p text:style-name="P4">Tools like compilers, debuggers, etc</text:p>
              </text:list-item>
              <text:list-item>
                <text:p text:style-name="P4">Operations Systems Linux, FreeRtos</text:p>
              </text:list-item>
              <text:list-item>
                <text:p text:style-name="P4">Applications desktop programs, server software, mobile apps</text:p>
              </text:list-item>
              <text:list-item>
                <text:p text:style-name="P4">Virtualization/contain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0">
        <office:forms form:automatic-focus="false" form:apply-design-mode="false"/>
        <draw:frame presentation:style-name="pr8" draw:layer="layout" svg:width="19.5cm" svg:height="2.6cm" svg:x="1.4cm" svg:y="0.6cm" presentation:class="title">
          <draw:text-box>
            <text:p>RISC-V Gary Explains youtube</text:p>
          </draw:text-box>
        </draw:frame>
        <draw:frame presentation:style-name="pr11" draw:text-style-name="P2" draw:layer="layout" svg:width="25.2cm" svg:height="9.134cm" svg:x="1.4cm" svg:y="3.8cm" presentation:class="subtitle">
          <draw:text-box>
            <text:p>Forking Complia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liance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CPU companues work hard to ensure all designs work correctly.</text:p>
              </text:list-item>
              <text:list-item>
                <text:p>This is why Itanium failed and AMD64 succeeded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orking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Anyone is free to change RISC-V</text:p>
              </text:list-item>
              <text:list-item>
                <text:p>RISC-V says “please don’t do that” because the ISA won’t be compati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Open source software has taught that...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Forking is inevitable</text:p>
              </text:list-item>
              <text:list-item>
                <text:p>Amazon fire tablet is example of forking Android</text:p>
              </text:list-item>
              <text:list-item>
                <text:p>Oracle Enterprize <text:s/>Linux forked from RedHat OpenBSD from NetBSD LibreOffice from OpenOff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obn-standard extension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MMX 3D Now S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3T0">
        <office:forms form:automatic-focus="false" form:apply-design-mode="false"/>
        <draw:frame presentation:style-name="pr8" draw:layer="layout" svg:width="19.5cm" svg:height="2.6cm" svg:x="1.4cm" svg:y="0.6cm" presentation:class="title">
          <draw:text-box>
            <text:p>RISC-V Gary Explains youtube</text:p>
          </draw:text-box>
        </draw:frame>
        <draw:frame presentation:style-name="pr11" draw:text-style-name="P2" draw:layer="layout" svg:width="25.2cm" svg:height="9.134cm" svg:x="1.4cm" svg:y="3.8cm" presentation:class="subtitle">
          <draw:text-box>
            <text:p>RISC-V: Will it Succeed or Fai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will happen?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<text:s/>Can not tell yet</text:p>
              </text:list-item>
              <text:list-item>
                <text:p>Lots of hype</text:p>
              </text:list-item>
              <text:list-item>
                <text:p>Microcontrollers will succeed</text:p>
                <text:list>
                  <text:list-item>
                    <text:p>Performance not as important</text:p>
                  </text:list-item>
                  <text:list-item>
                    <text:p>Simpler</text:p>
                  </text:list-item>
                  <text:list-item>
                    <text:p>FPGA development</text:p>
                  </text:list-item>
                  <text:list-item>
                    <text:p>Wait for first RISC-V Arduin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re will be many attempts</text:p>
          </draw:text-box>
        </draw:frame>
        <draw:frame presentation:style-name="pr2" draw:layer="layout" svg:width="25.2cm" svg:height="9.134cm" svg:x="1.524cm" svg:y="3.566cm" presentation:class="outline" presentation:user-transformed="true">
          <draw:text-box>
            <text:list text:style-name="L2">
              <text:list-item>
                <text:p>Microarchitect will fail to deliver<text:tab/>:</text:p>
                <text:list>
                  <text:list-item>
                    <text:p>Performance</text:p>
                  </text:list-item>
                  <text:list-item>
                    <text:p>Efficiency</text:p>
                  </text:list-item>
                  <text:list-item>
                    <text:p>Co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There will fragmentation and infighting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RISC-V will split into two or more camps with different goals</text:p>
                <text:list>
                  <text:list-item>
                    <text:p>Need to differeniate</text:p>
                  </text:list-item>
                  <text:list-item>
                    <text:p>Server vs Desktop ve Moblie</text:p>
                  </text:list-item>
                  <text:list-item>
                    <text:p>Non-standard extensions</text:p>
                  </text:list-item>
                  <text:list-item>
                    <text:p>A big corp will fork-to-ow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You might not agree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DEC</text:p>
              </text:list-item>
              <text:list-item>
                <text:p>SUN</text:p>
              </text:list-item>
              <text:list-item>
                <text:p>Transmeta</text:p>
              </text:list-item>
              <text:list-item>
                <text:p>Cyrix</text:p>
              </text:list-item>
              <text:list-item>
                <text:p>Itanium</text:p>
              </text:list-item>
              <text:list-item>
                <text:p>Intel on mobl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F461BF63EE7B0ED3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1T06:42:16.386551843</meta:creation-date>
    <meta:editing-duration>PT3H12M57S</meta:editing-duration>
    <meta:editing-cycles>28</meta:editing-cycles>
    <meta:generator>LibreOffice/6.1.5.2$Linux_ARM_EABI LibreOffice_project/10$Build-2</meta:generator>
    <dc:title>Bright Blue</dc:title>
    <dc:date>2019-08-11T12:34:20.217017889</dc:date>
    <meta:document-statistic meta:object-count="120"/>
  </office:meta>
</office:document-meta>
</file>